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0.5pt" fo:language="de" fo:country="DE" fo:background-color="#dddddd" style:font-size-asian="10.5pt" style:font-size-complex="10.5pt"/>
    </style:style>
    <style:style style:name="P3" style:family="paragraph" style:parent-style-name="Preformatted_20_Text">
      <style:text-properties style:font-name="liberation serif" fo:font-size="10.5pt" fo:language="de" fo:country="DE" fo:background-color="#ffffff" style:font-size-asian="10.5pt" style:font-size-complex="10.5pt"/>
    </style:style>
    <style:style style:name="P4" style:family="paragraph" style:parent-style-name="Preformatted_20_Text">
      <style:text-properties style:font-name="liberation serif" fo:font-size="10.5pt" fo:language="de" fo:country="DE" style:font-size-asian="10.5pt" style:font-size-complex="10.5pt"/>
    </style:style>
    <style:style style:name="P5" style:family="paragraph" style:parent-style-name="Preformatted_20_Text">
      <style:text-properties style:font-name="liberation serif" fo:font-size="10.5pt" fo:language="de" fo:country="DE" fo:background-color="#ff4000" style:font-size-asian="10.5pt" style:font-size-complex="10.5pt"/>
    </style:style>
    <style:style style:name="P6" style:family="paragraph" style:parent-style-name="Preformatted_20_Text">
      <style:text-properties style:font-name="liberation serif" fo:font-size="10.5pt" fo:background-color="#ffffff" style:font-size-asian="10.5pt" style:font-size-complex="10.5pt"/>
    </style:style>
    <style:style style:name="P7" style:family="paragraph" style:parent-style-name="Preformatted_20_Text">
      <style:text-properties style:text-line-through-style="solid" style:text-line-through-type="single" style:font-name="liberation serif" fo:font-size="10.5pt" fo:language="de" fo:country="DE" style:text-underline-mode="continuous" style:text-overline-mode="continuous" style:text-line-through-mode="continuous" fo:background-color="#ffffff" style:font-size-asian="10.5pt" style:font-size-complex="10.5pt"/>
    </style:style>
    <style:style style:name="P8" style:family="paragraph" style:parent-style-name="Preformatted_20_Text">
      <style:text-properties style:text-line-through-style="solid" style:text-line-through-type="single" style:font-name="liberation serif" fo:font-size="10.5pt" fo:language="de" fo:country="DE" style:text-underline-mode="continuous" style:text-overline-mode="continuous" style:text-line-through-mode="continuous" style:font-size-asian="10.5pt" style:font-size-complex="10.5pt"/>
    </style:style>
    <style:style style:name="P9" style:family="paragraph" style:parent-style-name="Preformatted_20_Text" style:master-page-name="MP0">
      <style:paragraph-properties style:page-number="auto" fo:break-before="page"/>
      <style:text-properties style:font-name="liberation serif" fo:font-size="12pt" fo:language="de" fo:country="DE" style:font-size-asian="12pt" style:font-size-complex="12pt"/>
    </style:style>
    <style:style style:name="P10" style:family="paragraph" style:parent-style-name="Preformatted_20_Text">
      <style:text-properties style:font-name="liberation serif" fo:font-size="12pt" style:font-size-asian="12pt" style:font-size-complex="12pt"/>
    </style:style>
    <style:style style:name="P11" style:family="paragraph" style:parent-style-name="Preformatted_20_Text">
      <style:text-properties style:font-name="liberation serif" fo:font-size="14pt" officeooo:rsid="001a4733" officeooo:paragraph-rsid="001a4733" style:font-size-asian="14pt" style:font-size-complex="14pt"/>
    </style:style>
    <style:style style:name="T1" style:family="text">
      <style:text-properties style:font-name="liberation serif" fo:font-size="12pt" fo:language="de" fo:country="DE" style:font-size-asian="12pt" style:font-size-complex="12pt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0.5pt" fo:language="de" fo:country="DE" style:font-size-asian="10.5pt" style:font-size-complex="10.5pt"/>
    </style:style>
    <style:style style:name="T4" style:family="text">
      <style:text-properties style:font-name="liberation serif" fo:font-size="10.5pt" fo:language="de" fo:country="DE" officeooo:rsid="00191552" style:font-size-asian="10.5pt" style:font-size-complex="10.5pt"/>
    </style:style>
    <style:style style:name="T5" style:family="text">
      <style:text-properties style:font-name="liberation serif" fo:font-size="10.5pt" fo:language="de" fo:country="DE" fo:background-color="#ffffff" loext:char-shading-value="0" style:font-size-asian="10.5pt" style:font-size-complex="10.5pt"/>
    </style:style>
    <style:style style:name="T6" style:family="text">
      <style:text-properties style:font-name="liberation serif" fo:font-size="10.5pt" fo:language="de" fo:country="DE" officeooo:rsid="00191552" fo:background-color="#ffffff" loext:char-shading-value="0" style:font-size-asian="10.5pt" style:font-size-complex="10.5pt"/>
    </style:style>
    <style:style style:name="T7" style:family="text">
      <style:text-properties style:font-name="liberation serif" fo:font-size="10.5pt" fo:language="de" fo:country="DE" fo:background-color="#dddddd" loext:char-shading-value="0" style:font-size-asian="10.5pt" style:font-size-complex="10.5pt"/>
    </style:style>
    <style:style style:name="T8" style:family="text">
      <style:text-properties style:font-name="liberation serif" fo:font-size="10.5pt" fo:language="de" fo:country="DE" fo:background-color="#cccccc" loext:char-shading-value="0" style:font-size-asian="10.5pt" style:font-size-complex="10.5pt"/>
    </style:style>
    <style:style style:name="T9" style:family="text">
      <style:text-properties style:font-name="liberation serif" fo:language="de" fo:country="DE"/>
    </style:style>
    <style:style style:name="T10" style:family="text">
      <style:text-properties style:font-name="liberation serif" fo:language="de" fo:country="DE" fo:background-color="#ffffff" loext:char-shading-value="0"/>
    </style:style>
    <style:style style:name="T11" style:family="text">
      <style:text-properties style:font-name="liberation serif" fo:language="de" fo:country="DE" officeooo:rsid="00191552" fo:background-color="#ffffff" loext:char-shading-value="0"/>
    </style:style>
    <style:style style:name="T12" style:family="text">
      <style:text-properties style:font-name="liberation serif" fo:language="de" fo:country="DE" fo:background-color="#dddddd" loext:char-shading-value="0"/>
    </style:style>
    <style:style style:name="T13" style:family="text">
      <style:text-properties style:text-line-through-style="solid" style:text-line-through-type="single" style:font-name="liberation serif" fo:font-size="10.5pt" fo:language="de" fo:country="DE" style:text-underline-mode="continuous" style:text-overline-mode="continuous" style:text-line-through-mode="continuous" style:font-size-asian="10.5pt" style:font-size-complex="10.5pt"/>
    </style:style>
    <style:style style:name="T14" style:family="text">
      <style:text-properties style:text-line-through-style="solid" style:text-line-through-type="single" style:font-name="liberation serif" fo:font-size="10.5pt" fo:language="de" fo:country="DE" style:text-underline-mode="continuous" style:text-overline-mode="continuous" style:text-line-through-mode="continuous" fo:background-color="#ffffff" loext:char-shading-value="0" style:font-size-asian="10.5pt" style:font-size-complex="10.5pt"/>
    </style:style>
    <style:style style:name="T15" style:family="text">
      <style:text-properties style:text-line-through-style="solid" style:text-line-through-type="single" style:font-name="liberation serif" fo:language="de" fo:country="DE" style:text-underline-mode="continuous" style:text-overline-mode="continuous" style:text-line-through-mode="continuous"/>
    </style:style>
    <style:style style:name="T16" style:family="text">
      <style:text-properties style:text-line-through-style="solid" style:text-line-through-type="single" style:font-name="liberation serif" fo:language="de" fo:country="DE" style:text-underline-mode="continuous" style:text-overline-mode="continuous" style:text-line-through-mode="continuous" fo:background-color="#ffffff" loext:char-shading-value="0"/>
    </style:style>
    <style:style style:name="T17" style:family="text">
      <style:text-properties fo:background-color="#ffffff" loext:char-shading-value="0"/>
    </style:style>
    <style:style style:name="T18" style:family="text">
      <style:text-properties officeooo:rsid="00191552" fo:background-color="#ffffff" loext:char-shading-value="0"/>
    </style:style>
    <style:style style:name="T19" style:family="text">
      <style:text-properties officeooo:rsid="001915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hr geehrter Hr. Eisenbeiß,</text:p>
      <text:p text:style-name="Preformatted_20_Text"><text:span text:style-name="Absatz-Standardschriftart"><text:span text:style-name="T1">aufgrund von Erkentnissen beim Schreiben unserer Seminarfacharbeit und da Chris Traut die Schule velässt würden wir gerne unsere Gliederung ändern (sh. </text:span></text:span><text:span text:style-name="Absatz-Standardschriftart"><text:span text:style-name="T2">Anhang)</text:span></text:span></text:p>
      <text:p text:style-name="P1">MfG, Toni Hausdörfer &amp; Fabian Beez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_______________</text:p>
      <text:p text:style-name="P1">Karin Richter</text:p>
      <text:p text:style-name="P11"><text:soft-page-break/>Thema: Onlinehandel und dessen Einfluss auf Dörfer und Kleinstädte im ländlichen Raum</text:p>
      <text:p text:style-name="P1"/>
      <text:p text:style-name="P2">1. Einleitung</text:p>
      <text:p text:style-name="P3"/>
      <text:p text:style-name="P4">2. <text:s text:c="2"/>Historie</text:p>
      <text:p text:style-name="P4">2.1 Entstehung</text:p>
      <text:p text:style-name="Preformatted_20_Text"><text:span text:style-name="Absatz-Standardschriftart"><text:span text:style-name="T3">2.2 </text:span></text:span><text:span text:style-name="Absatz-Standardschriftart"><text:span text:style-name="T13">Entwicklung mit Blick auf Großfirmen wie PayPal</text:span></text:span><text:span text:style-name="Absatz-Standardschriftart"><text:span text:style-name="T3"> </text:span></text:span><text:span text:style-name="Absatz-Standardschriftart"><text:span text:style-name="T7">Entwicklung</text:span></text:span></text:p>
      <text:p text:style-name="Preformatted_20_Text"><text:span text:style-name="Absatz-Standardschriftart"><text:span text:style-name="T3">2.3 </text:span></text:span><text:span text:style-name="Absatz-Standardschriftart"><text:span text:style-name="T13">Beeinflussing der Souzialstrukturen</text:span></text:span><text:span text:style-name="Absatz-Standardschriftart"><text:span text:style-name="T3"> </text:span></text:span><text:span text:style-name="Absatz-Standardschriftart"><text:span text:style-name="T7">Zusammenhang zwischen Onlinemarketing und Onlinehandel</text:span></text:span></text:p>
      <text:p text:style-name="P4"/>
      <text:p text:style-name="P4">3. <text:s text:c="2"/>PayPal</text:p>
      <text:p text:style-name="P4">3.1 Entwicklung und grobe Funktionsweise</text:p>
      <text:p text:style-name="Preformatted_20_Text"><text:span text:style-name="Absatz-Standardschriftart"><text:span text:style-name="T5">3.2 </text:span></text:span><text:span text:style-name="Absatz-Standardschriftart"><text:span text:style-name="T14">Entwicklung</text:span></text:span><text:span text:style-name="Absatz-Standardschriftart"><text:span text:style-name="T5"> </text:span></text:span><text:span text:style-name="Absatz-Standardschriftart"><text:span text:style-name="T7">Negative Folgen</text:span></text:span></text:p>
      <text:p text:style-name="Preformatted_20_Text"><text:span text:style-name="Absatz-Standardschriftart"><text:span text:style-name="T5">3.2 </text:span></text:span><text:span text:style-name="Absatz-Standardschriftart"><text:span text:style-name="T14">Einfluss auf die Souzialstrukturen</text:span></text:span><text:span text:style-name="Absatz-Standardschriftart"><text:span text:style-name="T5"> </text:span></text:span><text:span text:style-name="Absatz-Standardschriftart"><text:span text:style-name="T7">Einfluss auf die Gesellschaft</text:span></text:span></text:p>
      <text:p text:style-name="P7"/>
      <text:p text:style-name="P6"><text:span text:style-name="T19">4</text:span>. <text:s text:c="2"/>Konsumverhalten</text:p>
      <text:p text:style-name="Preformatted_20_Text"><text:span text:style-name="Absatz-Standardschriftart"><text:span text:style-name="T11">4</text:span></text:span><text:span text:style-name="Absatz-Standardschriftart"><text:span text:style-name="T10">.1 </text:span></text:span><text:span text:style-name="Absatz-Standardschriftart"><text:span text:style-name="T16">Ve</text:span></text:span><text:span text:style-name="Absatz-Standardschriftart"><text:span text:style-name="T15">ränderungen im Konsumverhalten über die Zeit</text:span></text:span><text:span text:style-name="Absatz-Standardschriftart"><text:span text:style-name="T9"> </text:span></text:span><text:span text:style-name="Absatz-Standardschriftart"><text:span text:style-name="T12">Konsumverhalten und dessen Veränderung bezüglich der Vertreibsstrukturen</text:span></text:span></text:p>
      <text:p text:style-name="Preformatted_20_Text"><text:span text:style-name="Absatz-Standardschriftart"><text:span text:style-name="T6">4</text:span></text:span><text:span text:style-name="Absatz-Standardschriftart"><text:span text:style-name="T5">.2 </text:span></text:span><text:span text:style-name="Absatz-Standardschriftart"><text:span text:style-name="T14">Ei</text:span></text:span><text:span text:style-name="Absatz-Standardschriftart"><text:span text:style-name="T13">nfluss des Onlinehandels</text:span></text:span><text:span text:style-name="Absatz-Standardschriftart"><text:span text:style-name="T3"> </text:span></text:span><text:span text:style-name="Absatz-Standardschriftart"><text:span text:style-name="T7">Einschätzung und Folgen</text:span></text:span></text:p>
      <text:p text:style-name="Preformatted_20_Text"><text:span text:style-name="Absatz-Standardschriftart"><text:span text:style-name="T4">4</text:span></text:span><text:span text:style-name="Absatz-Standardschriftart"><text:span text:style-name="T3">.3 </text:span></text:span><text:span text:style-name="Absatz-Standardschriftart"><text:span text:style-name="T13">Mögliche Probleme und Folgen</text:span></text:span></text:p>
      <text:p text:style-name="P4"/>
      <text:p text:style-name="Preformatted_20_Text"><text:span text:style-name="Absatz-Standardschriftart"><text:span text:style-name="T4">5</text:span></text:span><text:span text:style-name="Absatz-Standardschriftart"><text:span text:style-name="T3">. <text:s text:c="2"/>Wirtschaft</text:span></text:span><text:span text:style-name="Absatz-Standardschriftart"><text:span text:style-name="T7"> mit Blick auf Unternehmer</text:span></text:span></text:p>
      <text:p text:style-name="Preformatted_20_Text"><text:span text:style-name="Absatz-Standardschriftart"><text:span text:style-name="T6">5</text:span></text:span><text:span text:style-name="Absatz-Standardschriftart"><text:span text:style-name="T5">.1 En</text:span></text:span><text:span text:style-name="Absatz-Standardschriftart"><text:span text:style-name="T3">twicklung der Wirtschaft</text:span></text:span></text:p>
      <text:p text:style-name="P4"><text:span text:style-name="T19">5</text:span>.2 Auswirkungen auf Konzerne und Umwelt</text:p>
      <text:p text:style-name="P4"><text:span text:style-name="T19">5</text:span>.3 Auswirkungen auf Paketdienste</text:p>
      <text:p text:style-name="P7"><text:span text:style-name="T19">5</text:span>.4 Folgeänderungen von Import / Export</text:p>
      <text:p text:style-name="P8"/>
      <text:p text:style-name="Preformatted_20_Text"><text:span text:style-name="Absatz-Standardschriftart"><text:span text:style-name="T4">6</text:span></text:span><text:span text:style-name="Absatz-Standardschriftart"><text:span text:style-name="T3">. <text:s text:c="2"/></text:span></text:span><text:span text:style-name="Absatz-Standardschriftart"><text:span text:style-name="T13">Auswirkungen des Onlinehandels auf die Infrastruktur</text:span></text:span><text:span text:style-name="Absatz-Standardschriftart"><text:span text:style-name="T7">Folgeänderungen bzüglich der Infrastruktur</text:span></text:span></text:p>
      <text:p text:style-name="P8"><text:span text:style-name="T19">6</text:span>.1 Vergangene Änderungen und Entwicklungen</text:p>
      <text:p text:style-name="P8"><text:span text:style-name="T19">6</text:span>.2 Mögliche Entwicklungen in der Zukunft</text:p>
      <text:p text:style-name="P8"><text:span text:style-name="T19">6</text:span>.3 Probleme mit dem Einfluss des Onlinehandles</text:p>
      <text:p text:style-name="P5"/>
      <text:p text:style-name="P4"><text:span text:style-name="T19">7</text:span>. <text:s text:c="2"/>Onlineversandhändler am Beispiel Amazon</text:p>
      <text:p text:style-name="P4"><text:span text:style-name="T19">7</text:span>.1 Entstehung und Entwicklung</text:p>
      <text:p text:style-name="P4"><text:span text:style-name="T19">7</text:span>.2 Einfluss auf Konsumverhalten</text:p>
      <text:p text:style-name="P8"><text:span text:style-name="Absatz-Standardschriftart"><text:span text:style-name="T18">7</text:span></text:span><text:span text:style-name="Absatz-Standardschriftart"><text:span text:style-name="T17">.3 Onlinehändler als Konkurrenten zu lokalen Händlern</text:span></text:span></text:p>
      <text:p text:style-name="P4"/>
      <text:p text:style-name="P4">8. <text:s text:c="2"/>Globaler Vergleich des Einflusses und der Entwicklung des Onlinehandels</text:p>
      <text:p text:style-name="P4"/>
      <text:p text:style-name="Preformatted_20_Text"><text:span text:style-name="Absatz-Standardschriftart"><text:span text:style-name="T3">9. <text:s text:c="2"/></text:span></text:span><text:span text:style-name="Absatz-Standardschriftart"><text:span text:style-name="T13">Handeln im Internet</text:span></text:span></text:p>
      <text:p text:style-name="Preformatted_20_Text"><text:span text:style-name="Absatz-Standardschriftart"><text:span text:style-name="T3">9.1 </text:span></text:span><text:span text:style-name="Absatz-Standardschriftart"><text:span text:style-name="T13">Marketing</text:span></text:span></text:p>
      <text:p text:style-name="Preformatted_20_Text"><text:span text:style-name="Absatz-Standardschriftart"><text:span text:style-name="T3">9.2 </text:span></text:span><text:span text:style-name="Absatz-Standardschriftart"><text:span text:style-name="T13">Bezahlvorgänge</text:span></text:span></text:p>
      <text:p text:style-name="Preformatted_20_Text"><text:span text:style-name="Absatz-Standardschriftart"><text:span text:style-name="T3">9.3 </text:span></text:span><text:span text:style-name="Absatz-Standardschriftart"><text:span text:style-name="T13">Kryptowährungen</text:span></text:span></text:p>
      <text:p text:style-name="P2"/>
      <text:p text:style-name="P2">10. <text:s text:c="2"/>Ergebnisse</text:p>
      <text:p text:style-name="P2">10.1 Zusammenfassung</text:p>
      <text:p text:style-name="P2">10.2 Schlussfolgerungen im Bezug auf Schleusingen</text:p>
      <text:p text:style-name="P3">______________________________________________________________________________________________</text:p>
      <text:p text:style-name="Preformatted_20_Text"><text:span text:style-name="Absatz-Standardschriftart"><text:span text:style-name="T8"><text:s text:c="9"/></text:span></text:span><text:span text:style-name="Absatz-Standardschriftart"><text:span text:style-name="T5"><text:s/>neu</text:span></text:span></text:p>
      <text:p text:style-name="Preformatted_20_Text"><text:span text:style-name="Absatz-Standardschriftart"><text:span text:style-name="T14">abcde</text:span></text:span><text:span text:style-name="Absatz-Standardschriftart"><text:span text:style-name="T5"> weglasse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 Roman" fo:font-size="12pt" fo:letter-spacing="normal" fo:language="en" fo:country="US" fo:font-style="normal" style:text-underline-style="none" fo:font-weight="normal" style:letter-kerning="true" style:font-name-asian="Nimbus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 Roman" fo:font-size="12pt" fo:letter-spacing="normal" fo:language="en" fo:country="US" fo:font-style="normal" style:text-underline-style="none" fo:font-weight="normal" style:letter-kerning="true" fo:background-color="transparent" style:font-name-asian="Nimbus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Nimbus Sans" fo:font-family="'Nimbus Sans'" style:font-family-generic="system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size-complex="10pt" fo:hyphenate="false" loext:hyphenation-no-caps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0-06T12:00:00Z</meta:creation-date>
    <dc:date>2020-10-06T17:54:05.032382146</dc:date>
    <meta:print-date>2020-09-07T22:53:00Z</meta:print-date>
    <meta:editing-cycles>16</meta:editing-cycles>
    <meta:editing-duration>PT2M58S</meta:editing-duration>
    <meta:document-statistic meta:table-count="0" meta:image-count="0" meta:object-count="0" meta:page-count="2" meta:paragraph-count="44" meta:word-count="227" meta:character-count="1841" meta:non-whitespace-character-count="1628"/>
    <meta:template xlink:type="simple" xlink:actuate="onRequest" xlink:title="" xlink:href="Normal"/>
  </office:meta>
</office:document-meta>
</file>